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8577B00C635441CA6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.433cm, 0cm, 0.502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7.3cm" svg:height="6.499cm" svg:x="5.3cm" svg:y="3.8cm">
          <draw:image xlink:href="Pictures/10000000000000960000008577B00C635441CA63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21T09:01:28.191000000</dc:date>
    <meta:editing-duration>PT3M36S</meta:editing-duration>
    <meta:editing-cycles>1</meta:editing-cycles>
    <meta:document-statistic meta:object-count="1"/>
    <meta:generator>LibreOffice/6.1.2.1$Windows_x86 LibreOffice_project/65905a128db06ba48db947242809d14d3f9a93fe</meta:generator>
  </office:meta>
</office:document-meta>
</file>